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language="es" fo:country="CO" fo:font-weight="normal" officeooo:rsid="0019288a" officeooo:paragraph-rsid="0019288a" style:font-weight-asian="normal" style:font-weight-complex="normal"/>
    </style:style>
    <style:style style:name="P2" style:family="paragraph" style:parent-style-name="Standard" style:list-style-name="L1">
      <style:paragraph-properties fo:text-align="justify" style:justify-single-word="false"/>
      <style:text-properties fo:language="es" fo:country="CO" fo:font-weight="normal" officeooo:rsid="0019288a" officeooo:paragraph-rsid="001af57d" style:font-weight-asian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language="es" fo:country="CO" fo:font-weight="normal" officeooo:rsid="0019288a" officeooo:paragraph-rsid="001c6def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language="es" fo:country="CO" fo:font-weight="normal" officeooo:rsid="0019288a" officeooo:paragraph-rsid="001ccb4a" style:font-weight-asian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es" fo:country="CO" fo:font-weight="normal" officeooo:rsid="0019288a" officeooo:paragraph-rsid="001fa191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language="es" fo:country="CO" fo:font-weight="normal" officeooo:rsid="0019288a" officeooo:paragraph-rsid="0019288a" style:font-weight-asian="normal" style:font-weight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fo:language="es" fo:country="CO" fo:font-weight="normal" officeooo:rsid="0019288a" officeooo:paragraph-rsid="0019288a" style:font-weight-asian="normal" style:font-weight-complex="normal"/>
    </style:style>
    <style:style style:name="P8" style:family="paragraph" style:parent-style-name="Standard" style:list-style-name="L3">
      <style:paragraph-properties fo:text-align="justify" style:justify-single-word="false"/>
      <style:text-properties fo:language="es" fo:country="CO" fo:font-weight="normal" officeooo:rsid="0019288a" officeooo:paragraph-rsid="0019288a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s" fo:country="CO" fo:font-weight="normal" officeooo:rsid="0019288a" officeooo:paragraph-rsid="001af57d" style:font-weight-asian="normal" style:font-weight-complex="normal"/>
    </style:style>
    <style:style style:name="P10" style:family="paragraph" style:parent-style-name="Standard" style:list-style-name="L4">
      <style:paragraph-properties fo:text-align="justify" style:justify-single-word="false"/>
      <style:text-properties fo:language="es" fo:country="CO" fo:font-weight="normal" officeooo:rsid="0019288a" officeooo:paragraph-rsid="001af57d" style:font-weight-asian="normal" style:font-weight-complex="normal"/>
    </style:style>
    <style:style style:name="P11" style:family="paragraph" style:parent-style-name="Standard" style:list-style-name="L6">
      <style:paragraph-properties fo:text-align="justify" style:justify-single-word="false"/>
      <style:text-properties fo:language="es" fo:country="CO" fo:font-weight="normal" officeooo:rsid="0019288a" officeooo:paragraph-rsid="001c6def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es" fo:country="CO" fo:font-weight="normal" officeooo:rsid="0019288a" officeooo:paragraph-rsid="001c6def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language="es" fo:country="CO" fo:font-weight="normal" officeooo:rsid="0019288a" officeooo:paragraph-rsid="001ccb4a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es" fo:country="CO" fo:font-weight="normal" officeooo:rsid="0019288a" officeooo:paragraph-rsid="001fa19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es" fo:country="CO" fo:font-weight="normal" officeooo:rsid="001af57d" officeooo:paragraph-rsid="001af57d" style:font-weight-asian="normal" style:font-weight-complex="normal"/>
    </style:style>
    <style:style style:name="P16" style:family="paragraph" style:parent-style-name="Standard" style:list-style-name="L5">
      <style:paragraph-properties fo:text-align="justify" style:justify-single-word="false"/>
      <style:text-properties fo:language="es" fo:country="CO" fo:font-weight="normal" officeooo:rsid="001af57d" officeooo:paragraph-rsid="001af57d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es" fo:country="CO" fo:font-weight="normal" officeooo:rsid="001af57d" officeooo:paragraph-rsid="001c6def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es" fo:country="CO" fo:font-weight="normal" officeooo:rsid="001c6def" officeooo:paragraph-rsid="001c6def" style:font-weight-asian="normal" style:font-weight-complex="normal"/>
    </style:style>
    <style:style style:name="P19" style:family="paragraph" style:parent-style-name="Standard" style:list-style-name="L6">
      <style:paragraph-properties fo:text-align="justify" style:justify-single-word="false"/>
      <style:text-properties fo:language="es" fo:country="CO" fo:font-weight="normal" officeooo:rsid="001c6def" officeooo:paragraph-rsid="001c6def" style:font-weight-asian="normal" style:font-weight-complex="normal"/>
    </style:style>
    <style:style style:name="P20" style:family="paragraph" style:parent-style-name="Standard" style:list-style-name="L7">
      <style:paragraph-properties fo:text-align="justify" style:justify-single-word="false"/>
      <style:text-properties fo:language="es" fo:country="CO" fo:font-weight="normal" officeooo:rsid="001c6def" officeooo:paragraph-rsid="001c6def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es" fo:country="CO" fo:font-weight="normal" officeooo:rsid="001ccb4a" officeooo:paragraph-rsid="001ccb4a" style:font-weight-asian="normal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fo:language="es" fo:country="CO" fo:font-weight="normal" officeooo:rsid="001ccb4a" officeooo:paragraph-rsid="001ccb4a" style:font-weight-asian="normal" style:font-weight-complex="normal"/>
    </style:style>
    <style:style style:name="P23" style:family="paragraph" style:parent-style-name="Standard" style:list-style-name="L8">
      <style:paragraph-properties fo:text-align="justify" style:justify-single-word="false"/>
      <style:text-properties fo:language="es" fo:country="CO" fo:font-weight="normal" officeooo:rsid="001e3cee" officeooo:paragraph-rsid="001e3cee" style:font-weight-asian="normal" style:font-weight-complex="normal"/>
    </style:style>
    <style:style style:name="P24" style:family="paragraph" style:parent-style-name="Standard" style:list-style-name="L9">
      <style:paragraph-properties fo:text-align="justify" style:justify-single-word="false"/>
      <style:text-properties fo:language="es" fo:country="CO" fo:font-weight="normal" officeooo:rsid="001e3cee" officeooo:paragraph-rsid="001e3cee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es" fo:country="CO" fo:font-weight="normal" officeooo:rsid="001e3cee" officeooo:paragraph-rsid="001e3cee" style:font-weight-asian="normal" style:font-weight-complex="normal"/>
    </style:style>
    <style:style style:name="P26" style:family="paragraph" style:parent-style-name="Standard" style:list-style-name="L10">
      <style:paragraph-properties fo:text-align="justify" style:justify-single-word="false"/>
      <style:text-properties fo:language="es" fo:country="CO" fo:font-weight="normal" officeooo:rsid="001e3cee" officeooo:paragraph-rsid="001fa191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es" fo:country="CO" fo:font-weight="normal" officeooo:rsid="001fa191" officeooo:paragraph-rsid="001fa191" style:font-weight-asian="normal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fo:language="es" fo:country="CO" fo:font-weight="normal" officeooo:rsid="001fa191" officeooo:paragraph-rsid="001fa191" style:font-weight-asian="normal" style:font-weight-complex="normal"/>
    </style:style>
    <style:style style:name="P29" style:family="paragraph" style:parent-style-name="Standard" style:list-style-name="L10">
      <style:paragraph-properties fo:text-align="justify" style:justify-single-word="false"/>
      <style:text-properties fo:language="es" fo:country="CO" fo:font-weight="normal" officeooo:rsid="001fa191" officeooo:paragraph-rsid="001fa191" style:font-weight-asian="normal" style:font-weight-complex="normal"/>
    </style:style>
    <style:style style:name="P30" style:family="paragraph" style:parent-style-name="Standard" style:list-style-name="L11">
      <style:paragraph-properties fo:text-align="justify" style:justify-single-word="false"/>
      <style:text-properties fo:language="es" fo:country="CO" fo:font-weight="normal" officeooo:rsid="001fa191" officeooo:paragraph-rsid="001fa191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es" fo:country="CO" fo:font-weight="bold" officeooo:rsid="0019288a" officeooo:paragraph-rsid="0019288a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language="es" fo:country="CO" fo:font-weight="bold" officeooo:rsid="0019288a" officeooo:paragraph-rsid="001af57d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language="es" fo:country="CO" fo:font-weight="bold" officeooo:rsid="0019288a" officeooo:paragraph-rsid="001c6def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language="es" fo:country="CO" fo:font-weight="bold" officeooo:rsid="0019288a" officeooo:paragraph-rsid="001ccb4a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language="es" fo:country="CO" fo:font-weight="bold" officeooo:rsid="0019288a" officeooo:paragraph-rsid="001fa191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language="es" fo:country="CO"/>
    </style:style>
    <style:style style:name="P37" style:family="paragraph" style:parent-style-name="Standard">
      <style:paragraph-properties fo:text-align="justify" style:justify-single-word="false"/>
      <style:text-properties fo:language="es" fo:country="CO" officeooo:paragraph-rsid="001af57d"/>
    </style:style>
    <style:style style:name="P38" style:family="paragraph" style:parent-style-name="Standard">
      <style:paragraph-properties fo:text-align="justify" style:justify-single-word="false"/>
      <style:text-properties fo:language="es" fo:country="CO" officeooo:paragraph-rsid="001c6def"/>
    </style:style>
    <style:style style:name="P39" style:family="paragraph" style:parent-style-name="Standard">
      <style:paragraph-properties fo:text-align="justify" style:justify-single-word="false"/>
      <style:text-properties fo:language="es" fo:country="CO" officeooo:paragraph-rsid="001ccb4a"/>
    </style:style>
    <style:style style:name="T1" style:family="text">
      <style:text-properties officeooo:rsid="0019288a"/>
    </style:style>
    <style:style style:name="T2" style:family="text">
      <style:text-properties fo:font-weight="bold" officeooo:rsid="0019288a" style:font-weight-asian="bold" style:font-weight-complex="bold"/>
    </style:style>
    <style:style style:name="T3" style:family="text">
      <style:text-properties officeooo:rsid="001af57d"/>
    </style:style>
    <style:style style:name="T4" style:family="text">
      <style:text-properties officeooo:rsid="001c6def"/>
    </style:style>
    <style:style style:name="T5" style:family="text">
      <style:text-properties officeooo:rsid="001ccb4a"/>
    </style:style>
    <style:style style:name="T6" style:family="text">
      <style:text-properties officeooo:rsid="001e3ce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1">1. </text:span>Sobre un estudiante conocemos las calificaciones parciales obtenidas en los retos, nota reto 1, nota</text:p>
      <text:p text:style-name="P36">reto 2, nota reto 3 y nota de inglés y el nombre del estudiante. Si los porcentajes para cada reto e</text:p>
      <text:p text:style-name="P36">inglés son 20%, 25%, 35% y 20% respectivamente, calcular su calificación definitiva e imprimirla,</text:p>
      <text:p text:style-name="P36">además del nombre.</text:p>
      <text:p text:style-name="P36"><text:tab/></text:p>
      <text:p text:style-name="P36"><text:tab/><text:span text:style-name="T2">DATOS DE ENTRADA<text:tab/><text:tab/>TIPO DE DATO</text:span></text:p>
      <text:list xml:id="list1955793925" text:style-name="L1">
        <text:list-item>
          <text:p text:style-name="P1">Nombre Estudiante<text:tab/><text:tab/>String</text:p>
        </text:list-item>
        <text:list-item>
          <text:p text:style-name="P1">Nota Reto 1<text:tab/><text:tab/><text:tab/>Float</text:p>
        </text:list-item>
        <text:list-item>
          <text:p text:style-name="P1">Nota Reto 2<text:tab/><text:tab/><text:tab/>Float</text:p>
        </text:list-item>
        <text:list-item>
          <text:p text:style-name="P1">Nota Reto 3<text:tab/><text:tab/><text:tab/>Float</text:p>
        </text:list-item>
        <text:list-item>
          <text:p text:style-name="P1">Nota Ingles<text:tab/><text:tab/><text:tab/>Float</text:p>
        </text:list-item>
      </text:list>
      <text:p text:style-name="P6"/>
      <text:p text:style-name="P31"><text:tab/>PROCESO</text:p>
      <text:list xml:id="list3812275226" text:style-name="L2">
        <text:list-item>
          <text:p text:style-name="P7">Multiplicar Porcentaje Nota 1 <text:tab/>(20%)</text:p>
        </text:list-item>
        <text:list-item>
          <text:p text:style-name="P7">Multiplicar Porcentaje Nota 2 <text:tab/>(25%)</text:p>
        </text:list-item>
        <text:list-item>
          <text:p text:style-name="P7">Multiplicar Porcentaje Nota 3 <text:tab/>(35%)</text:p>
        </text:list-item>
        <text:list-item>
          <text:p text:style-name="P7">Multiplicar Porcentaje Nota Ingles <text:tab/>(20%)</text:p>
        </text:list-item>
        <text:list-item>
          <text:p text:style-name="P7">Sumar Notas</text:p>
        </text:list-item>
      </text:list>
      <text:p text:style-name="P6"/>
      <text:p text:style-name="P31"><text:tab/>SALIDAS</text:p>
      <text:list xml:id="list4223798407" text:style-name="L3">
        <text:list-item>
          <text:p text:style-name="P8">Nota Definitiva</text:p>
        </text:list-item>
      </text:list>
      <text:p text:style-name="P6"/>
      <text:p text:style-name="P15">2. Se desea liquidar el valor a pagar a un conductor de una buseta de transporte intermunicipal. Se</text:p>
      <text:p text:style-name="P15">conoce el nombre, placa del vehículo, valor total por concepto de pasajes y el valor total por concepto</text:p>
      <text:p text:style-name="P15">de encomiendas. Si por el valor de los pasajes se le liquida el 25% y por el valor de encomiendas se le</text:p>
      <text:p text:style-name="P15">liquida el 15%, se pide calcular el valor total a pagar al conductor. Se debe visualizar, el nombre, placa</text:p>
      <text:p text:style-name="P15">del vehículo, valor total pasajes, valor a pagar por concepto de pasaje, valor total encomiendas, valor a</text:p>
      <text:p text:style-name="P15">pagar por concepto de encomiendas y el valor total a pagar al conductor.</text:p>
      <text:p text:style-name="P15"/>
      <text:p text:style-name="P37"><text:span text:style-name="T2"><text:tab/>DATOS DE ENTRADA<text:tab/><text:tab/>TIPO DE DATO</text:span></text:p>
      <text:list xml:id="list155802896892106" text:continue-list="list1955793925" text:style-name="L1">
        <text:list-item>
          <text:p text:style-name="P2">Nombre <text:span text:style-name="T3">Conductor</text:span><text:tab/><text:tab/>String</text:p>
        </text:list-item>
        <text:list-item>
          <text:p text:style-name="P2"><text:span text:style-name="T3">Placa del Vehiculo</text:span><text:tab/><text:tab/>Float</text:p>
        </text:list-item>
        <text:list-item>
          <text:p text:style-name="P2"><text:span text:style-name="T3">Valor Total de Pasajes</text:span><text:tab/><text:tab/>Float</text:p>
        </text:list-item>
        <text:list-item>
          <text:p text:style-name="P2"><text:span text:style-name="T3">Valor Toral de Encomiendas</text:span><text:tab/>Float</text:p>
          <text:p text:style-name="P2"/>
        </text:list-item>
      </text:list>
      <text:p text:style-name="P32"><text:tab/>PROCESO</text:p>
      <text:list xml:id="list145918131" text:style-name="L4">
        <text:list-item>
          <text:p text:style-name="P10">Multiplicar Porcentaje <text:span text:style-name="T3">Pasajes</text:span> <text:tab/><text:tab/>(2<text:span text:style-name="T4">5</text:span>%)</text:p>
        </text:list-item>
        <text:list-item>
          <text:p text:style-name="P10">Multiplicar Porcentaje <text:span text:style-name="T3">Encomiendas</text:span><text:tab/><text:tab/>(<text:span text:style-name="T4">1</text:span>5%)</text:p>
        </text:list-item>
        <text:list-item>
          <text:p text:style-name="P10">Sumar <text:span text:style-name="T3">Valores <text:s/></text:span></text:p>
        </text:list-item>
      </text:list>
      <text:p text:style-name="P9"/>
      <text:p text:style-name="P32"><text:tab/>SALIDAS</text:p>
      <text:list xml:id="list1782673047" text:style-name="L5">
        <text:list-item>
          <text:p text:style-name="P16">Datos del Conductor</text:p>
        </text:list-item>
        <text:list-item>
          <text:p text:style-name="P16">Totales Parciales (Pasajes/Encomiendas)</text:p>
        </text:list-item>
        <text:list-item>
          <text:p text:style-name="P16">Total a Pagar</text:p>
        </text:list-item>
      </text:list>
      <text:p text:style-name="P15"/>
      <text:p text:style-name="P15"/>
      <text:p text:style-name="P15"/>
      <text:p text:style-name="P15"/>
      <text:p text:style-name="P18"><text:soft-page-break/>3. La empresa ACME desea calcular el valor de la nómina de un empleado, tanto el sueldo bruto como el sueldo neto. El sueldo bruto se calcula a partir del valor de la hora y la cantidad de horas trabajadas. A esto se le descuenta el valor de la EPS que es el 4%, el valor de la Pensión que es el 4%. El sueldo neto es el sueldo bruto menos los descuentos. Mostrar al final, el valor del sueldo bruto, cada uno de los descuentos y el valor del sueldo Neto. Para este ejercicio el valor de la hora es $20.000.</text:p>
      <text:p text:style-name="P18"/>
      <text:p text:style-name="P38"><text:span text:style-name="T2"><text:tab/>DATOS DE ENTRADA<text:tab/><text:tab/>TIPO DE DATO</text:span></text:p>
      <text:list xml:id="list155803827540684" text:continue-list="list155802896892106" text:style-name="L1">
        <text:list-item>
          <text:p text:style-name="P3"><text:span text:style-name="T4">Horas Trabajadas</text:span><text:tab/><text:tab/><text:span text:style-name="T4">int</text:span></text:p>
          <text:p text:style-name="P3"/>
        </text:list-item>
      </text:list>
      <text:p text:style-name="P33"><text:tab/>PROCESO</text:p>
      <text:list xml:id="list4221777620" text:style-name="L6">
        <text:list-item>
          <text:p text:style-name="P19">Calcular Sueldo Bruto</text:p>
        </text:list-item>
        <text:list-item>
          <text:p text:style-name="P11"><text:span text:style-name="T4">Descontar EPS<text:tab/></text:span>(<text:span text:style-name="T4">4</text:span>%)</text:p>
        </text:list-item>
        <text:list-item>
          <text:p text:style-name="P11"><text:span text:style-name="T4">Descontar Pensión<text:tab/></text:span>(<text:span text:style-name="T4">4</text:span>%)</text:p>
        </text:list-item>
        <text:list-item>
          <text:p text:style-name="P19">Calcular Sueldo Neto</text:p>
        </text:list-item>
      </text:list>
      <text:p text:style-name="P12"/>
      <text:p text:style-name="P33"><text:tab/>SALIDAS</text:p>
      <text:list xml:id="list140698549" text:style-name="L7">
        <text:list-item>
          <text:p text:style-name="P20">Sueldo Bruto</text:p>
        </text:list-item>
        <text:list-item>
          <text:p text:style-name="P20">Descuentos</text:p>
        </text:list-item>
        <text:list-item>
          <text:p text:style-name="P20">Sueldo Neto</text:p>
        </text:list-item>
      </text:list>
      <text:p text:style-name="P17"/>
      <text:p text:style-name="P21">4. Hacer un algoritmo que, dada una hora con minutos y minutos adicionales, calcule la nueva hora.</text:p>
      <text:p text:style-name="P21">Asuma que no se pasa de las 23:59</text:p>
      <text:p text:style-name="P21">Ejemplo</text:p>
      <text:p text:style-name="P21"><text:tab/>Hora: 10:45</text:p>
      <text:p text:style-name="P21"><text:tab/>Minutos: 20</text:p>
      <text:p text:style-name="P21"><text:tab/>Nueva Hora: 11:05</text:p>
      <text:p text:style-name="P21"/>
      <text:p text:style-name="P39"><text:span text:style-name="T2"><text:tab/>DATOS DE ENTRADA<text:tab/><text:tab/>TIPO DE DATO</text:span></text:p>
      <text:list xml:id="list155803129623216" text:continue-list="list155803827540684" text:style-name="L1">
        <text:list-item>
          <text:p text:style-name="P4"><text:span text:style-name="T4">Hora </text:span><text:span text:style-name="T5">con Minutos<text:tab/></text:span><text:tab/><text:span text:style-name="T4">int</text:span></text:p>
        </text:list-item>
        <text:list-item>
          <text:p text:style-name="P22">Minutos Adicionales<text:tab/><text:tab/>int</text:p>
          <text:p text:style-name="P4"/>
        </text:list-item>
      </text:list>
      <text:p text:style-name="P34"><text:tab/>PROCESO</text:p>
      <text:list xml:id="list3258854333" text:style-name="L8">
        <text:list-item>
          <text:p text:style-name="P23">Dividir Horas y Minutos</text:p>
        </text:list-item>
        <text:list-item>
          <text:p text:style-name="P23">Sumar Minutos Adicionales</text:p>
        </text:list-item>
      </text:list>
      <text:p text:style-name="P13"/>
      <text:p text:style-name="P34"><text:tab/>SALIDAS</text:p>
      <text:list xml:id="list4188731925" text:style-name="L9">
        <text:list-item>
          <text:p text:style-name="P24">Nueva Hora</text:p>
        </text:list-item>
      </text:list>
      <text:p text:style-name="P25"/>
      <text:p text:style-name="P27">5. Hacer un algoritmo que dado una nota (de 0.0 a 5.0), calcule la curva de 8 de la nueva nota. La curva</text:p>
      <text:p text:style-name="P27">de 8 se calcula multiplicando la nota por 0.8 y sumándole 1.</text:p>
      <text:p text:style-name="P27"/>
      <text:p text:style-name="P27"><text:tab/><text:span text:style-name="T2">DATOS DE ENTRADA<text:tab/><text:tab/>TIPO DE DATO</text:span></text:p>
      <text:list xml:id="list155803127349783" text:continue-list="list155803129623216" text:style-name="L1">
        <text:list-item>
          <text:p text:style-name="P28">Nota</text:p>
          <text:p text:style-name="P5"/>
        </text:list-item>
      </text:list>
      <text:p text:style-name="P35"><text:tab/>PROCESO</text:p>
      <text:list xml:id="list1672357844" text:style-name="L10">
        <text:list-item>
          <text:p text:style-name="P29">Multiplicar por 0.8</text:p>
        </text:list-item>
      </text:list>
      <text:p text:style-name="P14"/>
      <text:p text:style-name="P35"><text:tab/>SALIDAS</text:p>
      <text:list xml:id="list3987477159" text:style-name="L11">
        <text:list-item>
          <text:p text:style-name="P30">Nueva Hora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4:28:23.242343439</meta:creation-date>
    <dc:date>2023-06-22T15:58:02.449405979</dc:date>
    <meta:editing-duration>PT7M5S</meta:editing-duration>
    <meta:editing-cycles>1</meta:editing-cycles>
    <meta:document-statistic meta:table-count="0" meta:image-count="0" meta:object-count="0" meta:page-count="2" meta:paragraph-count="76" meta:word-count="532" meta:character-count="2856" meta:non-whitespace-character-count="2388"/>
    <meta:generator>LibreOffice/7.3.7.2$Linux_X86_64 LibreOffice_project/30$Build-2</meta:generator>
  </office:meta>
</office:document-meta>
</file>